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97cm"/>
    </style:style>
    <style:style style:name="co7" style:family="table-column">
      <style:table-column-properties fo:break-before="auto" style:column-width="3.498cm"/>
    </style:style>
    <style:style style:name="co8" style:family="table-column">
      <style:table-column-properties fo:break-before="auto" style:column-width="3.921cm"/>
    </style:style>
    <style:style style:name="co5" style:family="table-column">
      <style:table-column-properties fo:break-before="auto" style:column-width="3.799cm"/>
    </style:style>
    <style:style style:name="co9" style:family="table-column">
      <style:table-column-properties fo:break-before="auto" style:column-width="1.967cm"/>
    </style:style>
    <style:style style:name="co10" style:family="table-column">
      <style:table-column-properties fo:break-before="auto" style:column-width="2.36cm"/>
    </style:style>
    <style:style style:name="co6" style:family="table-column">
      <style:table-column-properties fo:break-before="auto" style:column-width="3.376cm"/>
    </style:style>
    <style:style style:name="co11" style:family="table-column">
      <style:table-column-properties fo:break-before="auto" style:column-width="3.164cm"/>
    </style:style>
    <style:style style:name="co12" style:family="table-column">
      <style:table-column-properties fo:break-before="auto" style:column-width="2.268cm"/>
    </style:style>
    <style:style style:name="co13" style:family="table-column">
      <style:table-column-properties fo:break-before="auto" style:column-width="2.813cm"/>
    </style:style>
    <style:style style:name="co14" style:family="table-column">
      <style:table-column-properties fo:break-before="auto" style:column-width="5.405cm"/>
    </style:style>
    <style:style style:name="co15" style:family="table-column">
      <style:table-column-properties fo:break-before="auto" style:column-width="4.133cm"/>
    </style:style>
    <style:style style:name="co4" style:family="table-column">
      <style:table-column-properties fo:break-before="auto" style:column-width="3.588cm"/>
    </style:style>
    <style:style style:name="co16" style:family="table-column">
      <style:table-column-properties fo:break-before="auto" style:column-width="3.194cm"/>
    </style:style>
    <style:style style:name="co17" style:family="table-column">
      <style:table-column-properties fo:break-before="auto" style:column-width="3.709cm"/>
    </style:style>
    <style:style style:name="co18" style:family="table-column">
      <style:table-column-properties fo:break-before="auto" style:column-width="6.311cm"/>
    </style:style>
    <style:style style:name="co19" style:family="table-column">
      <style:table-column-properties fo:break-before="auto" style:column-width="4.374cm"/>
    </style:style>
    <style:style style:name="co22" style:family="table-column">
      <style:table-column-properties fo:break-before="auto" style:column-width="4.25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7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8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9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0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1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2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3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4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5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6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7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8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9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0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2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3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4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5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6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7" style:family="table-cell" style:parent-style-name="Default" style:data-style-name="N0"/>
    <style:style style:name="ce78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9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3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ampling" table:style-name="ta1">
        <table:table-column table:style-name="co1" table:default-cell-style-name="Default"/>
        <table:table-column table:style-name="co2" table:default-cell-style-name="ce57"/>
        <table:table-column table:style-name="co2" table:default-cell-style-name="ce61"/>
        <table:table-column table:style-name="co2" table:default-cell-style-name="ce64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/>
          <table:table-cell table:style-name="Default" table:number-columns-repeated="3"/>
          <table:table-cell table:number-columns-repeated="4"/>
        </table:table-row>
        <table:table-row table:style-name="ro2">
          <table:table-cell/>
          <table:table-cell table:style-name="ce56"/>
          <table:table-cell table:style-name="ce60"/>
          <table:table-cell table:style-name="ce56"/>
          <table:table-cell/>
          <table:table-cell table:style-name="ce56"/>
          <table:table-cell table:style-name="ce60"/>
          <table:table-cell table:style-name="ce56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57" office:value-type="float" office:value="12" calcext:value-type="float">
            <text:p>12</text:p>
          </table:table-cell>
          <table:table-cell table:style-name="ce61" office:value-type="float" office:value="22" calcext:value-type="float">
            <text:p>22</text:p>
          </table:table-cell>
          <table:table-cell table:style-name="ce64" office:value-type="float" office:value="32" calcext:value-type="float">
            <text:p>32</text:p>
          </table:table-cell>
        </table:table-row>
        <table:table-row table:style-name="ro2">
          <table:table-cell/>
          <table:table-cell table:style-name="ce58" office:value-type="float" office:value="12" calcext:value-type="float">
            <text:p>12</text:p>
          </table:table-cell>
          <table:table-cell table:style-name="ce62" office:value-type="float" office:value="22" calcext:value-type="float">
            <text:p>22</text:p>
          </table:table-cell>
          <table:table-cell table:style-name="ce65" office:value-type="float" office:value="32" calcext:value-type="float">
            <text:p>32</text:p>
          </table:table-cell>
          <table:table-cell/>
          <table:table-cell table:style-name="ce58" office:value-type="float" office:value="14" calcext:value-type="float">
            <text:p>14</text:p>
          </table:table-cell>
          <table:table-cell table:style-name="ce62" office:value-type="float" office:value="24" calcext:value-type="float">
            <text:p>24</text:p>
          </table:table-cell>
          <table:table-cell table:style-name="ce65"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57" office:value-type="float" office:value="16" calcext:value-type="float">
            <text:p>16</text:p>
          </table:table-cell>
          <table:table-cell table:style-name="ce61" office:value-type="float" office:value="26" calcext:value-type="float">
            <text:p>26</text:p>
          </table:table-cell>
          <table:table-cell table:style-name="ce64" office:value-type="float" office:value="36" calcext:value-type="float">
            <text:p>36</text:p>
          </table:table-cell>
        </table:table-row>
        <table:table-row table:style-name="ro2">
          <table:table-cell/>
          <table:table-cell table:style-name="ce58" office:value-type="float" office:value="14" calcext:value-type="float">
            <text:p>14</text:p>
          </table:table-cell>
          <table:table-cell table:style-name="ce62" office:value-type="float" office:value="24" calcext:value-type="float">
            <text:p>24</text:p>
          </table:table-cell>
          <table:table-cell table:style-name="ce65" office:value-type="float" office:value="34" calcext:value-type="float">
            <text:p>34</text:p>
          </table:table-cell>
          <table:table-cell/>
          <table:table-cell table:style-name="ce59" office:value-type="float" office:value="18" calcext:value-type="float">
            <text:p>18</text:p>
          </table:table-cell>
          <table:table-cell table:style-name="ce63" office:value-type="float" office:value="28" calcext:value-type="float">
            <text:p>28</text:p>
          </table:table-cell>
          <table:table-cell table:style-name="ce66" office:value-type="float" office:value="38" calcext:value-type="float">
            <text:p>38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/>
          <table:table-cell table:style-name="ce58" office:value-type="float" office:value="16" calcext:value-type="float">
            <text:p>16</text:p>
          </table:table-cell>
          <table:table-cell table:style-name="ce62" office:value-type="float" office:value="26" calcext:value-type="float">
            <text:p>26</text:p>
          </table:table-cell>
          <table:table-cell table:style-name="ce65"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/>
          <table:table-cell table:style-name="ce58" office:value-type="float" office:value="18" calcext:value-type="float">
            <text:p>18</text:p>
          </table:table-cell>
          <table:table-cell table:style-name="ce62" office:value-type="float" office:value="28" calcext:value-type="float">
            <text:p>28</text:p>
          </table:table-cell>
          <table:table-cell table:style-name="ce65"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/>
          <table:table-cell table:style-name="ce59" office:value-type="float" office:value="19" calcext:value-type="float">
            <text:p>19</text:p>
          </table:table-cell>
          <table:table-cell table:style-name="ce63" office:value-type="float" office:value="29" calcext:value-type="float">
            <text:p>29</text:p>
          </table:table-cell>
          <table:table-cell table:style-name="ce66" office:value-type="float" office:value="39" calcext:value-type="float">
            <text:p>39</text:p>
          </table:table-cell>
          <table:table-cell table:number-columns-repeated="4"/>
        </table:table-row>
      </table:table>
      <table:table table:name="ANOVA" table:style-name="ta1">
        <table:table-column table:style-name="co1" table:number-columns-repeated="5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 table:number-columns-repeated="12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<text:span text:style-name="T1">ANOVA - Single Factor</text:span></text:p>
          </table:table-cell>
          <table:table-cell table:number-columns-repeated="6"/>
        </table:table-row>
        <table:table-row table:style-name="ro2">
          <table:table-cell/>
          <table:table-cell table:style-name="ce68" office:value-type="float" office:value="47" calcext:value-type="float">
            <text:p>47</text:p>
          </table:table-cell>
          <table:table-cell table:style-name="ce72" office:value-type="float" office:value="67" calcext:value-type="float">
            <text:p>67</text:p>
          </table:table-cell>
          <table:table-cell table:style-name="ce75" office:value-type="float" office:value="33" calcext:value-type="float">
            <text:p>33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 table:number-columns-repeated="8"/>
        </table:table-row>
        <table:table-row table:style-name="ro2">
          <table:table-cell/>
          <table:table-cell table:style-name="ce68" office:value-type="float" office:value="40" calcext:value-type="float">
            <text:p>40</text:p>
          </table:table-cell>
          <table:table-cell table:style-name="ce72" office:value-type="float" office:value="65" calcext:value-type="float">
            <text:p>65</text:p>
          </table:table-cell>
          <table:table-cell table:style-name="ce75" office:value-type="float" office:value="44" calcext:value-type="float">
            <text:p>44</text:p>
          </table:table-cell>
          <table:table-cell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Column 1</text:p>
          </table:table-cell>
          <table:table-cell table:formula="of:=COUNT([$ANOVA.$B$4:.$B$15])" office:value-type="float" office:value="11" calcext:value-type="float">
            <text:p>11</text:p>
          </table:table-cell>
          <table:table-cell table:style-name="ce77" table:formula="of:=SUM([$ANOVA.$B$4:.$B$15])" office:value-type="float" office:value="461" calcext:value-type="float">
            <text:p>461</text:p>
          </table:table-cell>
          <table:table-cell table:formula="of:=AVERAGE([$ANOVA.$B$4:.$B$15])" office:value-type="float" office:value="41.9090909090909" calcext:value-type="float">
            <text:p>41,9090909090909</text:p>
          </table:table-cell>
          <table:table-cell table:formula="of:=VAR([$ANOVA.$B$4:.$B$15])" office:value-type="float" office:value="139.490909090909" calcext:value-type="float">
            <text:p>139,490909090909</text:p>
          </table:table-cell>
          <table:table-cell table:number-columns-repeated="2"/>
        </table:table-row>
        <table:table-row table:style-name="ro2">
          <table:table-cell/>
          <table:table-cell table:style-name="ce68"/>
          <table:table-cell table:style-name="ce72" office:value-type="float" office:value="38" calcext:value-type="float">
            <text:p>38</text:p>
          </table:table-cell>
          <table:table-cell table:style-name="ce75" office:value-type="float" office:value="43" calcext:value-type="float">
            <text:p>43</text:p>
          </table:table-cell>
          <table:table-cell/>
          <table:table-cell office:value-type="string" calcext:value-type="string">
            <text:p>Column 2</text:p>
          </table:table-cell>
          <table:table-cell table:formula="of:=COUNT([$ANOVA.$C$4:.$C$15])" office:value-type="float" office:value="10" calcext:value-type="float">
            <text:p>10</text:p>
          </table:table-cell>
          <table:table-cell table:formula="of:=SUM([$ANOVA.$C$4:.$C$15])" office:value-type="float" office:value="597" calcext:value-type="float">
            <text:p>597</text:p>
          </table:table-cell>
          <table:table-cell table:formula="of:=AVERAGE([$ANOVA.$C$4:.$C$15])" office:value-type="float" office:value="59.7" calcext:value-type="float">
            <text:p>59,7</text:p>
          </table:table-cell>
          <table:table-cell table:formula="of:=VAR([$ANOVA.$C$4:.$C$15])" office:value-type="float" office:value="287.122222222222" calcext:value-type="float">
            <text:p>287,122222222222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/>
          <table:table-cell office:value-type="string" calcext:value-type="string">
            <text:p>Column 3</text:p>
          </table:table-cell>
          <table:table-cell table:formula="of:=COUNT([$ANOVA.$D$4:.$D$15])" office:value-type="float" office:value="10" calcext:value-type="float">
            <text:p>10</text:p>
          </table:table-cell>
          <table:table-cell table:formula="of:=SUM([$ANOVA.$D$4:.$D$15])" office:value-type="float" office:value="447" calcext:value-type="float">
            <text:p>447</text:p>
          </table:table-cell>
          <table:table-cell table:formula="of:=AVERAGE([$ANOVA.$D$4:.$D$15])" office:value-type="float" office:value="44.7" calcext:value-type="float">
            <text:p>44,7</text:p>
          </table:table-cell>
          <table:table-cell table:formula="of:=VAR([$ANOVA.$D$4:.$D$15])" office:value-type="float" office:value="227.344444444444" calcext:value-type="float">
            <text:p>227,344444444444</text:p>
          </table:table-cell>
          <table:table-cell table:number-columns-repeated="2"/>
        </table:table-row>
        <table:table-row table:style-name="ro2">
          <table:table-cell/>
          <table:table-cell table:style-name="ce68" office:value-type="float" office:value="29" calcext:value-type="float">
            <text:p>29</text:p>
          </table:table-cell>
          <table:table-cell table:style-name="ce72" office:value-type="float" office:value="80" calcext:value-type="float">
            <text:p>80</text:p>
          </table:table-cell>
          <table:table-cell table:style-name="ce75" office:value-type="float" office:value="51" calcext:value-type="float">
            <text:p>51</text:p>
          </table:table-cell>
          <table:table-cell table:number-columns-repeated="8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2">
          <table:table-cell/>
          <table:table-cell table:style-name="ce68" office:value-type="float" office:value="57" calcext:value-type="float">
            <text:p>57</text:p>
          </table:table-cell>
          <table:table-cell table:style-name="ce72" office:value-type="float" office:value="49" calcext:value-type="float">
            <text:p>49</text:p>
          </table:table-cell>
          <table:table-cell table:style-name="ce75" office:value-type="float" office:value="12" calcext:value-type="float">
            <text:p>12</text:p>
          </table:table-cell>
          <table:table-cell/>
          <table:table-cell office:value-type="string" calcext:value-type="string">
            <text:p>Between Groups</text:p>
          </table:table-cell>
          <table:table-cell table:formula="of:=SUMPRODUCT([$ANOVA.$H$7:.$H$9];[$ANOVA.$I$7:.$I$9])-SUM([$ANOVA.$H$7:.$H$9])^2/SUM([$ANOVA.$G$7:.$G$9])" office:value-type="float" office:value="1876.56832844575" calcext:value-type="float">
            <text:p>1876,56832844575</text:p>
          </table:table-cell>
          <table:table-cell table:formula="of:=COUNT([$ANOVA.$H$7:.$H$9])-1" office:value-type="float" office:value="2" calcext:value-type="float">
            <text:p>2</text:p>
          </table:table-cell>
          <table:table-cell table:formula="of:=[$ANOVA.$G$12] / [$ANOVA.$H$12]" office:value-type="float" office:value="938.284164222874" calcext:value-type="float">
            <text:p>938,284164222874</text:p>
          </table:table-cell>
          <table:table-cell table:formula="of:=[$ANOVA.$I$12] / [$ANOVA.$I$13]" office:value-type="float" office:value="4.3604117704492" calcext:value-type="float">
            <text:p>4,3604117704492</text:p>
          </table:table-cell>
          <table:table-cell table:formula="of:=LEGACY.FDIST([$ANOVA.$J$12]; [$ANOVA.$H$12]; [$ANOVA.$H$13])" office:value-type="float" office:value="0.0224614951879845" calcext:value-type="float">
            <text:p>0,0224614951879845</text:p>
          </table:table-cell>
          <table:table-cell table:formula="of:=LEGACY.FINV([$ANOVA.$G$4]; [$ANOVA.$H$12]; [$ANOVA.$H$13])" office:value-type="float" office:value="3.34038555823776" calcext:value-type="float">
            <text:p>3,34038555823776</text:p>
          </table:table-cell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Within Groups</text:p>
          </table:table-cell>
          <table:table-cell table:formula="of:=SUM(DEVSQ([$ANOVA.$B$4:.$B$15]);DEVSQ([$ANOVA.$C$4:.$C$15]);DEVSQ([$ANOVA.$D$4:.$D$15]))" office:value-type="float" office:value="6025.10909090909" calcext:value-type="float">
            <text:p>6025,10909090909</text:p>
          </table:table-cell>
          <table:table-cell table:formula="of:=SUM([$ANOVA.$G$7:.$G$9])-COUNT([$ANOVA.$G$7:.$G$9])" office:value-type="float" office:value="28" calcext:value-type="float">
            <text:p>28</text:p>
          </table:table-cell>
          <table:table-cell table:formula="of:=[$ANOVA.$G$13] / [$ANOVA.$H$13]" office:value-type="float" office:value="215.182467532468" calcext:value-type="float">
            <text:p>215,182467532468</text:p>
          </table:table-cell>
          <table:table-cell table:number-columns-repeated="3"/>
        </table:table-row>
        <table:table-row table:style-name="ro2">
          <table:table-cell/>
          <table:table-cell table:style-name="ce68" office:value-type="float" office:value="57" calcext:value-type="float">
            <text:p>57</text:p>
          </table:table-cell>
          <table:table-cell table:style-name="ce72"/>
          <table:table-cell table:style-name="ce75"/>
          <table:table-cell/>
          <table:table-cell office:value-type="string" calcext:value-type="string">
            <text:p>Total</text:p>
          </table:table-cell>
          <table:table-cell table:formula="of:=DEVSQ([$ANOVA.$B$4:.$B$15];[$ANOVA.$C$4:.$C$15];[$ANOVA.$D$4:.$D$15])" office:value-type="float" office:value="7901.67741935484" calcext:value-type="float">
            <text:p>7901,67741935484</text:p>
          </table:table-cell>
          <table:table-cell table:formula="of:=SUM([$ANOVA.$G$7:.$G$9]) - 1"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/>
          <table:table-cell table:style-name="ce70" office:value-type="float" office:value="26" calcext:value-type="float">
            <text:p>26</text:p>
          </table:table-cell>
          <table:table-cell table:style-name="ce73"/>
          <table:table-cell table:style-name="ce76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<text:span text:style-name="T1">ANOVA - Two Factor</text:span>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1</text:p>
          </table:table-cell>
          <table:table-cell table:formula="of:=COUNT([$ANOVA.$B$4:.$B$15])" office:value-type="float" office:value="11" calcext:value-type="float">
            <text:p>11</text:p>
          </table:table-cell>
          <table:table-cell table:style-name="ce77" table:formula="of:=SUM([$ANOVA.$B$4:.$B$15])" office:value-type="float" office:value="461" calcext:value-type="float">
            <text:p>461</text:p>
          </table:table-cell>
          <table:table-cell table:formula="of:=AVERAGE([$ANOVA.$B$4:.$B$15])" office:value-type="float" office:value="41.9090909090909" calcext:value-type="float">
            <text:p>41,9090909090909</text:p>
          </table:table-cell>
          <table:table-cell table:formula="of:=VAR([$ANOVA.$B$4:.$B$15])" office:value-type="float" office:value="139.490909090909" calcext:value-type="float">
            <text:p>139,490909090909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2</text:p>
          </table:table-cell>
          <table:table-cell table:formula="of:=COUNT([$ANOVA.$C$4:.$C$15])" office:value-type="float" office:value="10" calcext:value-type="float">
            <text:p>10</text:p>
          </table:table-cell>
          <table:table-cell table:formula="of:=SUM([$ANOVA.$C$4:.$C$15])" office:value-type="float" office:value="597" calcext:value-type="float">
            <text:p>597</text:p>
          </table:table-cell>
          <table:table-cell table:formula="of:=AVERAGE([$ANOVA.$C$4:.$C$15])" office:value-type="float" office:value="59.7" calcext:value-type="float">
            <text:p>59,7</text:p>
          </table:table-cell>
          <table:table-cell table:formula="of:=VAR([$ANOVA.$C$4:.$C$15])" office:value-type="float" office:value="287.122222222222" calcext:value-type="float">
            <text:p>287,12222222222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3</text:p>
          </table:table-cell>
          <table:table-cell table:formula="of:=COUNT([$ANOVA.$D$4:.$D$15])" office:value-type="float" office:value="10" calcext:value-type="float">
            <text:p>10</text:p>
          </table:table-cell>
          <table:table-cell table:formula="of:=SUM([$ANOVA.$D$4:.$D$15])" office:value-type="float" office:value="447" calcext:value-type="float">
            <text:p>447</text:p>
          </table:table-cell>
          <table:table-cell table:formula="of:=AVERAGE([$ANOVA.$D$4:.$D$15])" office:value-type="float" office:value="44.7" calcext:value-type="float">
            <text:p>44,7</text:p>
          </table:table-cell>
          <table:table-cell table:formula="of:=VAR([$ANOVA.$D$4:.$D$15])" office:value-type="float" office:value="227.344444444444" calcext:value-type="float">
            <text:p>227,344444444444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Row 1</text:p>
          </table:table-cell>
          <table:table-cell table:formula="of:=COUNT([$ANOVA.$B$4:.$D$4])" office:value-type="float" office:value="3" calcext:value-type="float">
            <text:p>3</text:p>
          </table:table-cell>
          <table:table-cell table:formula="of:=SUM([$ANOVA.$B$4:.$D$4])" office:value-type="float" office:value="147" calcext:value-type="float">
            <text:p>147</text:p>
          </table:table-cell>
          <table:table-cell table:formula="of:=AVERAGE([$ANOVA.$B$4:.$D$4])" office:value-type="float" office:value="49" calcext:value-type="float">
            <text:p>49</text:p>
          </table:table-cell>
          <table:table-cell table:formula="of:=VAR([$ANOVA.$B$4:.$D$4])" office:value-type="float" office:value="292" calcext:value-type="float">
            <text:p>29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2</text:p>
          </table:table-cell>
          <table:table-cell table:formula="of:=COUNT([$ANOVA.$B$5:.$D$5])" office:value-type="float" office:value="3" calcext:value-type="float">
            <text:p>3</text:p>
          </table:table-cell>
          <table:table-cell table:formula="of:=SUM([$ANOVA.$B$5:.$D$5])" office:value-type="float" office:value="146" calcext:value-type="float">
            <text:p>146</text:p>
          </table:table-cell>
          <table:table-cell table:formula="of:=AVERAGE([$ANOVA.$B$5:.$D$5])" office:value-type="float" office:value="48.6666666666667" calcext:value-type="float">
            <text:p>48,6666666666667</text:p>
          </table:table-cell>
          <table:table-cell table:formula="of:=VAR([$ANOVA.$B$5:.$D$5])" office:value-type="float" office:value="289.333333333333" calcext:value-type="float">
            <text:p>289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3</text:p>
          </table:table-cell>
          <table:table-cell table:formula="of:=COUNT([$ANOVA.$B$6:.$D$6])" office:value-type="float" office:value="3" calcext:value-type="float">
            <text:p>3</text:p>
          </table:table-cell>
          <table:table-cell table:formula="of:=SUM([$ANOVA.$B$6:.$D$6])" office:value-type="float" office:value="149" calcext:value-type="float">
            <text:p>149</text:p>
          </table:table-cell>
          <table:table-cell table:formula="of:=AVERAGE([$ANOVA.$B$6:.$D$6])" office:value-type="float" office:value="49.6666666666667" calcext:value-type="float">
            <text:p>49,6666666666667</text:p>
          </table:table-cell>
          <table:table-cell table:formula="of:=VAR([$ANOVA.$B$6:.$D$6])" office:value-type="float" office:value="180.333333333333" calcext:value-type="float">
            <text:p>180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4</text:p>
          </table:table-cell>
          <table:table-cell table:formula="of:=COUNT([$ANOVA.$B$7:.$D$7])" office:value-type="float" office:value="3" calcext:value-type="float">
            <text:p>3</text:p>
          </table:table-cell>
          <table:table-cell table:formula="of:=SUM([$ANOVA.$B$7:.$D$7])" office:value-type="float" office:value="163" calcext:value-type="float">
            <text:p>163</text:p>
          </table:table-cell>
          <table:table-cell table:formula="of:=AVERAGE([$ANOVA.$B$7:.$D$7])" office:value-type="float" office:value="54.3333333333333" calcext:value-type="float">
            <text:p>54,3333333333333</text:p>
          </table:table-cell>
          <table:table-cell table:formula="of:=VAR([$ANOVA.$B$7:.$D$7])" office:value-type="float" office:value="180.333333333333" calcext:value-type="float">
            <text:p>180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5</text:p>
          </table:table-cell>
          <table:table-cell table:formula="of:=COUNT([$ANOVA.$B$8:.$D$8])" office:value-type="float" office:value="2" calcext:value-type="float">
            <text:p>2</text:p>
          </table:table-cell>
          <table:table-cell table:formula="of:=SUM([$ANOVA.$B$8:.$D$8])" office:value-type="float" office:value="81" calcext:value-type="float">
            <text:p>81</text:p>
          </table:table-cell>
          <table:table-cell table:formula="of:=AVERAGE([$ANOVA.$B$8:.$D$8])" office:value-type="float" office:value="40.5" calcext:value-type="float">
            <text:p>40,5</text:p>
          </table:table-cell>
          <table:table-cell table:formula="of:=VAR([$ANOVA.$B$8:.$D$8])" office:value-type="float" office:value="12.5" calcext:value-type="float">
            <text:p>12,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6</text:p>
          </table:table-cell>
          <table:table-cell table:formula="of:=COUNT([$ANOVA.$B$9:.$D$9])" office:value-type="float" office:value="3" calcext:value-type="float">
            <text:p>3</text:p>
          </table:table-cell>
          <table:table-cell table:formula="of:=SUM([$ANOVA.$B$9:.$D$9])" office:value-type="float" office:value="193" calcext:value-type="float">
            <text:p>193</text:p>
          </table:table-cell>
          <table:table-cell table:formula="of:=AVERAGE([$ANOVA.$B$9:.$D$9])" office:value-type="float" office:value="64.3333333333333" calcext:value-type="float">
            <text:p>64,3333333333333</text:p>
          </table:table-cell>
          <table:table-cell table:formula="of:=VAR([$ANOVA.$B$9:.$D$9])" office:value-type="float" office:value="346.333333333333" calcext:value-type="float">
            <text:p>346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7</text:p>
          </table:table-cell>
          <table:table-cell table:formula="of:=COUNT([$ANOVA.$B$10:.$D$10])" office:value-type="float" office:value="3" calcext:value-type="float">
            <text:p>3</text:p>
          </table:table-cell>
          <table:table-cell table:formula="of:=SUM([$ANOVA.$B$10:.$D$10])" office:value-type="float" office:value="160" calcext:value-type="float">
            <text:p>160</text:p>
          </table:table-cell>
          <table:table-cell table:formula="of:=AVERAGE([$ANOVA.$B$10:.$D$10])" office:value-type="float" office:value="53.3333333333333" calcext:value-type="float">
            <text:p>53,3333333333333</text:p>
          </table:table-cell>
          <table:table-cell table:formula="of:=VAR([$ANOVA.$B$10:.$D$10])" office:value-type="float" office:value="654.333333333333" calcext:value-type="float">
            <text:p>654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8</text:p>
          </table:table-cell>
          <table:table-cell table:formula="of:=COUNT([$ANOVA.$B$11:.$D$11])" office:value-type="float" office:value="3" calcext:value-type="float">
            <text:p>3</text:p>
          </table:table-cell>
          <table:table-cell table:formula="of:=SUM([$ANOVA.$B$11:.$D$11])" office:value-type="float" office:value="116" calcext:value-type="float">
            <text:p>116</text:p>
          </table:table-cell>
          <table:table-cell table:formula="of:=AVERAGE([$ANOVA.$B$11:.$D$11])" office:value-type="float" office:value="38.6666666666667" calcext:value-type="float">
            <text:p>38,6666666666667</text:p>
          </table:table-cell>
          <table:table-cell table:formula="of:=VAR([$ANOVA.$B$11:.$D$11])" office:value-type="float" office:value="122.333333333333" calcext:value-type="float">
            <text:p>122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9</text:p>
          </table:table-cell>
          <table:table-cell table:formula="of:=COUNT([$ANOVA.$B$12:.$D$12])" office:value-type="float" office:value="3" calcext:value-type="float">
            <text:p>3</text:p>
          </table:table-cell>
          <table:table-cell table:formula="of:=SUM([$ANOVA.$B$12:.$D$12])" office:value-type="float" office:value="118" calcext:value-type="float">
            <text:p>118</text:p>
          </table:table-cell>
          <table:table-cell table:formula="of:=AVERAGE([$ANOVA.$B$12:.$D$12])" office:value-type="float" office:value="39.3333333333333" calcext:value-type="float">
            <text:p>39,3333333333333</text:p>
          </table:table-cell>
          <table:table-cell table:formula="of:=VAR([$ANOVA.$B$12:.$D$12])" office:value-type="float" office:value="576.333333333333" calcext:value-type="float">
            <text:p>576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0</text:p>
          </table:table-cell>
          <table:table-cell table:formula="of:=COUNT([$ANOVA.$B$13:.$D$13])" office:value-type="float" office:value="3" calcext:value-type="float">
            <text:p>3</text:p>
          </table:table-cell>
          <table:table-cell table:formula="of:=SUM([$ANOVA.$B$13:.$D$13])" office:value-type="float" office:value="149" calcext:value-type="float">
            <text:p>149</text:p>
          </table:table-cell>
          <table:table-cell table:formula="of:=AVERAGE([$ANOVA.$B$13:.$D$13])" office:value-type="float" office:value="49.6666666666667" calcext:value-type="float">
            <text:p>49,6666666666667</text:p>
          </table:table-cell>
          <table:table-cell table:formula="of:=VAR([$ANOVA.$B$13:.$D$13])" office:value-type="float" office:value="212.333333333333" calcext:value-type="float">
            <text:p>212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1</text:p>
          </table:table-cell>
          <table:table-cell table:formula="of:=COUNT([$ANOVA.$B$14:.$D$14])" office:value-type="float" office:value="1" calcext:value-type="float">
            <text:p>1</text:p>
          </table:table-cell>
          <table:table-cell table:formula="of:=SUM([$ANOVA.$B$14:.$D$14])" office:value-type="float" office:value="57" calcext:value-type="float">
            <text:p>57</text:p>
          </table:table-cell>
          <table:table-cell table:formula="of:=AVERAGE([$ANOVA.$B$14:.$D$14])" office:value-type="float" office:value="57" calcext:value-type="float">
            <text:p>57</text:p>
          </table:table-cell>
          <table:table-cell table:formula="of:=VAR([$ANOVA.$B$14:.$D$14])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2</text:p>
          </table:table-cell>
          <table:table-cell table:formula="of:=COUNT([$ANOVA.$B$15:.$D$15])" office:value-type="float" office:value="1" calcext:value-type="float">
            <text:p>1</text:p>
          </table:table-cell>
          <table:table-cell table:formula="of:=SUM([$ANOVA.$B$15:.$D$15])" office:value-type="float" office:value="26" calcext:value-type="float">
            <text:p>26</text:p>
          </table:table-cell>
          <table:table-cell table:formula="of:=AVERAGE([$ANOVA.$B$15:.$D$15])" office:value-type="float" office:value="26" calcext:value-type="float">
            <text:p>26</text:p>
          </table:table-cell>
          <table:table-cell table:formula="of:=VAR([$ANOVA.$B$15:.$D$15])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ows</text:p>
          </table:table-cell>
          <table:table-cell table:formula="of:=SUMPRODUCT([$ANOVA.$H$24:.$H$35];[$ANOVA.$I$24:.$I$35]) - SUM([$ANOVA.$B$4:.$D$15])^2 / COUNT([$ANOVA.$B$4:.$D$15])" office:value-type="float" office:value="2181.84408602151" calcext:value-type="float">
            <text:p>2181,84408602151</text:p>
          </table:table-cell>
          <table:table-cell table:formula="of:=MAX([$ANOVA.$G$20:.$G$22]) - 1" office:value-type="float" office:value="10" calcext:value-type="float">
            <text:p>10</text:p>
          </table:table-cell>
          <table:table-cell table:formula="of:=[$ANOVA.$G$38] / [$ANOVA.$H$38]" office:value-type="float" office:value="218.184408602151" calcext:value-type="float">
            <text:p>218,184408602151</text:p>
          </table:table-cell>
          <table:table-cell table:formula="of:=[$ANOVA.$I$38] / [$ANOVA.$I$40]" office:value-type="float" office:value="1.02187055793557" calcext:value-type="float">
            <text:p>1,02187055793557</text:p>
          </table:table-cell>
          <table:table-cell table:formula="of:=LEGACY.FDIST([$ANOVA.$J$38]; [$ANOVA.$H$38]; [$ANOVA.$H$40])" office:value-type="float" office:value="0.463437890583955" calcext:value-type="float">
            <text:p>0,463437890583955</text:p>
          </table:table-cell>
          <table:table-cell table:formula="of:=LEGACY.FINV([$ANOVA.$G$17]; [$ANOVA.$H$38]; [$ANOVA.$H$40])" office:value-type="float" office:value="2.41170203983392" calcext:value-type="float">
            <text:p>2,4117020398339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lumns</text:p>
          </table:table-cell>
          <table:table-cell table:formula="of:=SUMPRODUCT([$ANOVA.$H$20:.$H$22];[$ANOVA.$I$20:.$I$22]) - SUM([$ANOVA.$B$4:.$D$15])^2 / COUNT([$ANOVA.$B$4:.$D$15])" office:value-type="float" office:value="1876.56832844575" calcext:value-type="float">
            <text:p>1876,56832844575</text:p>
          </table:table-cell>
          <table:table-cell table:formula="of:=MAX([$ANOVA.$G$24:.$G$35]) - 1" office:value-type="float" office:value="2" calcext:value-type="float">
            <text:p>2</text:p>
          </table:table-cell>
          <table:table-cell table:formula="of:=[$ANOVA.$G$39] / [$ANOVA.$H$39]" office:value-type="float" office:value="938.284164222874" calcext:value-type="float">
            <text:p>938,284164222874</text:p>
          </table:table-cell>
          <table:table-cell table:formula="of:=[$ANOVA.$I$39] / [$ANOVA.$I$40]" office:value-type="float" office:value="4.3944705698237" calcext:value-type="float">
            <text:p>4,3944705698237</text:p>
          </table:table-cell>
          <table:table-cell table:formula="of:=LEGACY.FDIST([$ANOVA.$J$39]; [$ANOVA.$H$39]; [$ANOVA.$H$40])" office:value-type="float" office:value="0.027915962985567" calcext:value-type="float">
            <text:p>0,027915962985567</text:p>
          </table:table-cell>
          <table:table-cell table:formula="of:=LEGACY.FINV([$ANOVA.$G$17]; [$ANOVA.$H$39]; [$ANOVA.$H$40])" office:value-type="float" office:value="3.55455714566179" calcext:value-type="float">
            <text:p>3,5545571456617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rror</text:p>
          </table:table-cell>
          <table:table-cell table:formula="of:=SUMSQ([$ANOVA.$B$4:.$D$15])+SUM([$ANOVA.$B$4:.$D$15])^2/COUNT([$ANOVA.$B$4:.$D$15]) - (SUMPRODUCT([$ANOVA.$H$24:.$H$35];[$ANOVA.$I$24:.$I$35]) + SUMPRODUCT([$ANOVA.$H$20:.$H$22];[$ANOVA.$I$20:.$I$22]))" office:value-type="float" office:value="3843.26500488757" calcext:value-type="float">
            <text:p>3843,26500488757</text:p>
          </table:table-cell>
          <table:table-cell table:formula="of:=[$ANOVA.$H$41] - [$ANOVA.$H$38] - [$ANOVA.$H$39]" office:value-type="float" office:value="18" calcext:value-type="float">
            <text:p>18</text:p>
          </table:table-cell>
          <table:table-cell table:formula="of:=[$ANOVA.$G$40] / [$ANOVA.$H$40]" office:value-type="float" office:value="213.514722493754" calcext:value-type="float">
            <text:p>213,51472249375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formula="of:=SUM([$ANOVA.$G$38];[$ANOVA.$G$39];[$ANOVA.$G$40])" office:value-type="float" office:value="7901.67741935482" calcext:value-type="float">
            <text:p>7901,67741935482</text:p>
          </table:table-cell>
          <table:table-cell table:formula="of:=COUNT([$ANOVA.$B$4:.$D$15])-1" office:value-type="float" office:value="30" calcext:value-type="float">
            <text:p>30</text:p>
          </table:table-cell>
          <table:table-cell table:number-columns-repeated="4"/>
        </table:table-row>
      </table:table>
      <table:table table:name="Descriptive Statistics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 table:number-columns-repeated="2"/>
          <table:table-cell office:value-type="string" calcext:value-type="string">
            <text:p><text:span text:style-name="T1">Maths</text:span></text:p>
          </table:table-cell>
          <table:table-cell office:value-type="string" calcext:value-type="string">
            <text:p><text:span text:style-name="T1">Physics</text:span></text:p>
          </table:table-cell>
          <table:table-cell office:value-type="string" calcext:value-type="string">
            <text:p><text:span text:style-name="T1">Biology</text:span>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Mean</text:p>
          </table:table-cell>
          <table:table-cell table:formula="of:=AVERAGE([.$B$3:.$B$15])" office:value-type="float" office:value="43.5" calcext:value-type="float">
            <text:p>43,5</text:p>
          </table:table-cell>
          <table:table-cell table:formula="of:=AVERAGE([.$C$3:.$C$15])" office:value-type="float" office:value="59.7" calcext:value-type="float">
            <text:p>59,7</text:p>
          </table:table-cell>
          <table:table-cell table:formula="of:=AVERAGE([.$D$3:.$D$15])" office:value-type="float" office:value="44.7" calcext:value-type="float">
            <text:p>44,7</text:p>
          </table:table-cell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Standard Error</text:p>
          </table:table-cell>
          <table:table-cell table:formula="of:=SQRT(VAR([.$B$3:.$B$15])/COUNT([.$B$3:.$B$15]))" office:value-type="float" office:value="3.52215211987721" calcext:value-type="float">
            <text:p>3,52215211987721</text:p>
          </table:table-cell>
          <table:table-cell table:formula="of:=SQRT(VAR([.$C$3:.$C$15])/COUNT([.$C$3:.$C$15]))" office:value-type="float" office:value="5.35837869343165" calcext:value-type="float">
            <text:p>5,35837869343165</text:p>
          </table:table-cell>
          <table:table-cell table:formula="of:=SQRT(VAR([.$D$3:.$D$15])/COUNT([.$D$3:.$D$15]))" office:value-type="float" office:value="4.76806506294162" calcext:value-type="float">
            <text:p>4,76806506294162</text:p>
          </table:table-cell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Mode</text:p>
          </table:table-cell>
          <table:table-cell table:formula="of:=MODE([.$B$3:.$B$15])" office:value-type="float" office:value="47" calcext:value-type="float">
            <text:p>47</text:p>
          </table:table-cell>
          <table:table-cell table:formula="of:=MODE([.$C$3:.$C$15])" office:value-type="float" office:value="49" calcext:value-type="float">
            <text:p>49</text:p>
          </table:table-cell>
          <table:table-cell table:formula="of:=MODE([.$D$3:.$D$15])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Median</text:p>
          </table:table-cell>
          <table:table-cell table:formula="of:=MEDIAN([.$B$3:.$B$15])" office:value-type="float" office:value="43.5" calcext:value-type="float">
            <text:p>43,5</text:p>
          </table:table-cell>
          <table:table-cell table:formula="of:=MEDIAN([.$C$3:.$C$15])" office:value-type="float" office:value="64.5" calcext:value-type="float">
            <text:p>64,5</text:p>
          </table:table-cell>
          <table:table-cell table:formula="of:=MEDIAN([.$D$3:.$D$15])" office:value-type="float" office:value="43.5" calcext:value-type="float">
            <text:p>43,5</text:p>
          </table:table-cell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First Quartile</text:p>
          </table:table-cell>
          <table:table-cell table:formula="of:=QUARTILE([.$B$3:.$B$15]; 1)" office:value-type="float" office:value="36.75" calcext:value-type="float">
            <text:p>36,75</text:p>
          </table:table-cell>
          <table:table-cell table:formula="of:=QUARTILE([.$C$3:.$C$15]; 1)" office:value-type="float" office:value="49" calcext:value-type="float">
            <text:p>49</text:p>
          </table:table-cell>
          <table:table-cell table:formula="of:=QUARTILE([.$D$3:.$D$15]; 1)" office:value-type="float" office:value="40.5" calcext:value-type="float">
            <text:p>40,5</text:p>
          </table:table-cell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/>
          <table:table-cell office:value-type="string" calcext:value-type="string">
            <text:p>Third Quartile</text:p>
          </table:table-cell>
          <table:table-cell table:formula="of:=QUARTILE([.$B$3:.$B$15]; 3)" office:value-type="float" office:value="53.75" calcext:value-type="float">
            <text:p>53,75</text:p>
          </table:table-cell>
          <table:table-cell table:formula="of:=QUARTILE([.$C$3:.$C$15]; 3)" office:value-type="float" office:value="67.75" calcext:value-type="float">
            <text:p>67,75</text:p>
          </table:table-cell>
          <table:table-cell table:formula="of:=QUARTILE([.$D$3:.$D$15]; 3)" office:value-type="float" office:value="57.75" calcext:value-type="float">
            <text:p>57,75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Variance</text:p>
          </table:table-cell>
          <table:table-cell table:formula="of:=VAR([.$B$3:.$B$15])" office:value-type="float" office:value="124.055555555556" calcext:value-type="float">
            <text:p>124,055555555556</text:p>
          </table:table-cell>
          <table:table-cell table:formula="of:=VAR([.$C$3:.$C$15])" office:value-type="float" office:value="287.122222222222" calcext:value-type="float">
            <text:p>287,122222222222</text:p>
          </table:table-cell>
          <table:table-cell table:formula="of:=VAR([.$D$3:.$D$15])" office:value-type="float" office:value="227.344444444444" calcext:value-type="float">
            <text:p>227,344444444444</text:p>
          </table:table-cell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/>
          <table:table-cell office:value-type="string" calcext:value-type="string">
            <text:p>Standard Deviation</text:p>
          </table:table-cell>
          <table:table-cell table:formula="of:=STDEV([.$B$3:.$B$15])" office:value-type="float" office:value="11.1380229644024" calcext:value-type="float">
            <text:p>11,1380229644024</text:p>
          </table:table-cell>
          <table:table-cell table:formula="of:=STDEV([.$C$3:.$C$15])" office:value-type="float" office:value="16.9446812369611" calcext:value-type="float">
            <text:p>16,9446812369611</text:p>
          </table:table-cell>
          <table:table-cell table:formula="of:=STDEV([.$D$3:.$D$15])" office:value-type="float" office:value="15.0779456307696" calcext:value-type="float">
            <text:p>15,0779456307696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Kurtosis</text:p>
          </table:table-cell>
          <table:table-cell table:formula="of:=KURT([.$B$3:.$B$15])" office:value-type="float" office:value="-1.31582780586639" calcext:value-type="float">
            <text:p>-1,31582780586639</text:p>
          </table:table-cell>
          <table:table-cell table:formula="of:=KURT([.$C$3:.$C$15])" office:value-type="float" office:value="-0.941598874585262" calcext:value-type="float">
            <text:p>-0,941598874585262</text:p>
          </table:table-cell>
          <table:table-cell table:formula="of:=KURT([.$D$3:.$D$15])" office:value-type="float" office:value="1.41805271898574" calcext:value-type="float">
            <text:p>1,41805271898574</text:p>
          </table:table-cell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Skewness</text:p>
          </table:table-cell>
          <table:table-cell table:formula="of:=SKEW([.$B$3:.$B$15])" office:value-type="float" office:value="-0.114288791719383" calcext:value-type="float">
            <text:p>-0,114288791719383</text:p>
          </table:table-cell>
          <table:table-cell table:formula="of:=SKEW([.$C$3:.$C$15])" office:value-type="float" office:value="-0.222642690433799" calcext:value-type="float">
            <text:p>-0,222642690433799</text:p>
          </table:table-cell>
          <table:table-cell table:formula="of:=SKEW([.$D$3:.$D$15])" office:value-type="float" office:value="-0.976680337256908" calcext:value-type="float">
            <text:p>-0,976680337256908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3"/>
          <table:table-cell office:value-type="string" calcext:value-type="string">
            <text:p>Range</text:p>
          </table:table-cell>
          <table:table-cell table:formula="of:=MAX([.$B$3:.$B$15])-MIN([.$B$3:.$B$15])" office:value-type="float" office:value="30" calcext:value-type="float">
            <text:p>30</text:p>
          </table:table-cell>
          <table:table-cell table:formula="of:=MAX([.$C$3:.$C$15])-MIN([.$C$3:.$C$15])" office:value-type="float" office:value="51" calcext:value-type="float">
            <text:p>51</text:p>
          </table:table-cell>
          <table:table-cell table:formula="of:=MAX([.$D$3:.$D$15])-MIN([.$D$3:.$D$15])" office:value-type="float" office:value="50" calcext:value-type="float">
            <text:p>50</text:p>
          </table:table-cell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/>
          <table:table-cell office:value-type="string" calcext:value-type="string">
            <text:p>Minimum</text:p>
          </table:table-cell>
          <table:table-cell table:formula="of:=MIN([.$B$3:.$B$15])" office:value-type="float" office:value="27" calcext:value-type="float">
            <text:p>27</text:p>
          </table:table-cell>
          <table:table-cell table:formula="of:=MIN([.$C$3:.$C$15])" office:value-type="float" office:value="33" calcext:value-type="float">
            <text:p>33</text:p>
          </table:table-cell>
          <table:table-cell table:formula="of:=MIN([.$D$3:.$D$15])" office:value-type="float" office:value="12" calcext:value-type="float">
            <text:p>1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Maximum</text:p>
          </table:table-cell>
          <table:table-cell table:formula="of:=MAX([.$B$3:.$B$15])" office:value-type="float" office:value="57" calcext:value-type="float">
            <text:p>57</text:p>
          </table:table-cell>
          <table:table-cell table:formula="of:=MAX([.$C$3:.$C$15])" office:value-type="float" office:value="84" calcext:value-type="float">
            <text:p>84</text:p>
          </table:table-cell>
          <table:table-cell table:formula="of:=MAX([.$D$3:.$D$15])" office:value-type="float" office:value="62" calcext:value-type="float">
            <text:p>6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Sum</text:p>
          </table:table-cell>
          <table:table-cell table:formula="of:=SUM([.$B$3:.$B$15])" office:value-type="float" office:value="435" calcext:value-type="float">
            <text:p>435</text:p>
          </table:table-cell>
          <table:table-cell table:formula="of:=SUM([.$C$3:.$C$15])" office:value-type="float" office:value="597" calcext:value-type="float">
            <text:p>597</text:p>
          </table:table-cell>
          <table:table-cell table:formula="of:=SUM([.$D$3:.$D$15])" office:value-type="float" office:value="447" calcext:value-type="float">
            <text:p>447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Count</text:p>
          </table:table-cell>
          <table:table-cell table:formula="of:=COUNT([.$B$3:.$B$15])" office:value-type="float" office:value="10" calcext:value-type="float">
            <text:p>10</text:p>
          </table:table-cell>
          <table:table-cell table:formula="of:=COUNT([.$C$3:.$C$15])" office:value-type="float" office:value="10" calcext:value-type="float">
            <text:p>10</text:p>
          </table:table-cell>
          <table:table-cell table:formula="of:=COUNT([.$D$3:.$D$15])" office:value-type="float" office:value="10" calcext:value-type="float">
            <text:p>10</text:p>
          </table:table-cell>
        </table:table-row>
      </table:table>
      <table:table table:name="Correlation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Correlation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olumn 1</text:p>
          </table:table-cell>
          <table:table-cell table:formula="of:=CORREL([$Correlation.$B$4:.$B$15]; [$Correlation.$B$4:.$B$15])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Column 2</text:p>
          </table:table-cell>
          <table:table-cell table:formula="of:=CORREL([$Correlation.$B$4:.$B$15]; [$Correlation.$C$4:.$C$15])" office:value-type="float" office:value="-0.402925491682042" calcext:value-type="float">
            <text:p>-0,402925491682042</text:p>
          </table:table-cell>
          <table:table-cell table:formula="of:=CORREL([$Correlation.$C$4:.$C$15]; [$Correlation.$C$4:.$C$15]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lumn 3</text:p>
          </table:table-cell>
          <table:table-cell table:formula="of:=CORREL([$Correlation.$B$4:.$B$15]; [$Correlation.$D$4:.$D$15])" office:value-type="float" office:value="-0.210764283636454" calcext:value-type="float">
            <text:p>-0,210764283636454</text:p>
          </table:table-cell>
          <table:table-cell table:formula="of:=CORREL([$Correlation.$C$4:.$C$15]; [$Correlation.$D$4:.$D$15])" office:value-type="float" office:value="0.230971404750906" calcext:value-type="float">
            <text:p>0,230971404750906</text:p>
          </table:table-cell>
          <table:table-cell table:formula="of:=CORREL([$Correlation.$D$4:.$D$15]; [$Correlation.$D$4:.$D$15])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 table:number-columns-repeated="5"/>
        </table:table-row>
      </table:table>
      <table:table table:name="Covariance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Covariance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olumn 1</text:p>
          </table:table-cell>
          <table:table-cell table:formula="of:=COVAR([$Covariance.$B$4:.$B$15]; [$Covariance.$B$4:.$B$15])" office:value-type="float" office:value="111.65" calcext:value-type="float">
            <text:p>111,65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Column 2</text:p>
          </table:table-cell>
          <table:table-cell table:formula="of:=COVAR([$Covariance.$B$4:.$B$15]; [$Covariance.$C$4:.$C$15])" office:value-type="float" office:value="-61.4444444444444" calcext:value-type="float">
            <text:p>-61,4444444444444</text:p>
          </table:table-cell>
          <table:table-cell table:formula="of:=COVAR([$Covariance.$C$4:.$C$15]; [$Covariance.$C$4:.$C$15])" office:value-type="float" office:value="258.41" calcext:value-type="float">
            <text:p>258,41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lumn 3</text:p>
          </table:table-cell>
          <table:table-cell table:formula="of:=COVAR([$Covariance.$B$4:.$B$15]; [$Covariance.$D$4:.$D$15])" office:value-type="float" office:value="-32" calcext:value-type="float">
            <text:p>-32</text:p>
          </table:table-cell>
          <table:table-cell table:formula="of:=COVAR([$Covariance.$C$4:.$C$15]; [$Covariance.$D$4:.$D$15])" office:value-type="float" office:value="53.11" calcext:value-type="float">
            <text:p>53,11</text:p>
          </table:table-cell>
          <table:table-cell table:formula="of:=COVAR([$Covariance.$D$4:.$D$15]; [$Covariance.$D$4:.$D$15])" office:value-type="float" office:value="204.61" calcext:value-type="float">
            <text:p>204,61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 table:number-columns-repeated="5"/>
        </table:table-row>
      </table:table>
      <table:table table:name="Exponential Smoothing" table:style-name="ta1">
        <table:table-column table:style-name="co1" table:default-cell-style-name="Default"/>
        <table:table-column table:style-name="co9" table:default-cell-style-name="ce61"/>
        <table:table-column table:style-name="co10" table:default-cell-style-name="ce64"/>
        <table:table-column table:style-name="co1" table:default-cell-style-name="Default"/>
        <table:table-column table:style-name="co6" table:default-cell-style-name="Default"/>
        <table:table-column table:style-name="co11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60"/>
          <table:table-cell table:style-name="ce56"/>
          <table:table-cell/>
          <table:table-cell office:value-type="string" calcext:value-type="string">
            <text:p><text:span text:style-name="T1">Alpha</text:span></text:p>
          </table:table-cell>
          <table:table-cell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,5</text:p>
          </table:table-cell>
          <table:table-cell/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$'Exponential Smoothing'.$B$4]" office:value-type="float" office:value="1" calcext:value-type="float">
            <text:p>1</text:p>
          </table:table-cell>
          <table:table-cell table:formula="of:=[$'Exponential Smoothing'.$C$4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4] + (1 - [$'Exponential Smoothing'.$E$4]) * [$'Exponential Smoothing'.$E$6]" office:value-type="float" office:value="1" calcext:value-type="float">
            <text:p>1</text:p>
          </table:table-cell>
          <table:table-cell table:formula="of:=[$'Exponential Smoothing'.$E$4] * [$'Exponential Smoothing'.$C$4] + (1 - [$'Exponential Smoothing'.$E$4]) * [$'Exponential Smoothing'.$F$6]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5] + (1 - [$'Exponential Smoothing'.$E$4]) * [$'Exponential Smoothing'.$E$7]" office:value-type="float" office:value="0.5" calcext:value-type="float">
            <text:p>0,5</text:p>
          </table:table-cell>
          <table:table-cell table:formula="of:=[$'Exponential Smoothing'.$E$4] * [$'Exponential Smoothing'.$C$5] + (1 - [$'Exponential Smoothing'.$E$4]) * [$'Exponential Smoothing'.$F$7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6] + (1 - [$'Exponential Smoothing'.$E$4]) * [$'Exponential Smoothing'.$E$8]" office:value-type="float" office:value="0.25" calcext:value-type="float">
            <text:p>0,25</text:p>
          </table:table-cell>
          <table:table-cell table:formula="of:=[$'Exponential Smoothing'.$E$4] * [$'Exponential Smoothing'.$C$6] + (1 - [$'Exponential Smoothing'.$E$4]) * [$'Exponential Smoothing'.$F$8]" office:value-type="float" office:value="0.5" calcext:value-type="float">
            <text:p>0,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7] + (1 - [$'Exponential Smoothing'.$E$4]) * [$'Exponential Smoothing'.$E$9]" office:value-type="float" office:value="0.125" calcext:value-type="float">
            <text:p>0,125</text:p>
          </table:table-cell>
          <table:table-cell table:formula="of:=[$'Exponential Smoothing'.$E$4] * [$'Exponential Smoothing'.$C$7] + (1 - [$'Exponential Smoothing'.$E$4]) * [$'Exponential Smoothing'.$F$9]" office:value-type="float" office:value="0.25" calcext:value-type="float">
            <text:p>0,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8] + (1 - [$'Exponential Smoothing'.$E$4]) * [$'Exponential Smoothing'.$E$10]" office:value-type="float" office:value="0.0625" calcext:value-type="float">
            <text:p>0,0625</text:p>
          </table:table-cell>
          <table:table-cell table:formula="of:=[$'Exponential Smoothing'.$E$4] * [$'Exponential Smoothing'.$C$8] + (1 - [$'Exponential Smoothing'.$E$4]) * [$'Exponential Smoothing'.$F$10]" office:value-type="float" office:value="0.125" calcext:value-type="float">
            <text:p>0,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9] + (1 - [$'Exponential Smoothing'.$E$4]) * [$'Exponential Smoothing'.$E$11]" office:value-type="float" office:value="0.03125" calcext:value-type="float">
            <text:p>0,03125</text:p>
          </table:table-cell>
          <table:table-cell table:formula="of:=[$'Exponential Smoothing'.$E$4] * [$'Exponential Smoothing'.$C$9] + (1 - [$'Exponential Smoothing'.$E$4]) * [$'Exponential Smoothing'.$F$11]" office:value-type="float" office:value="0.0625" calcext:value-type="float">
            <text:p>0,06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10] + (1 - [$'Exponential Smoothing'.$E$4]) * [$'Exponential Smoothing'.$E$12]" office:value-type="float" office:value="0.015625" calcext:value-type="float">
            <text:p>0,015625</text:p>
          </table:table-cell>
          <table:table-cell table:formula="of:=[$'Exponential Smoothing'.$E$4] * [$'Exponential Smoothing'.$C$10] + (1 - [$'Exponential Smoothing'.$E$4]) * [$'Exponential Smoothing'.$F$12]" office:value-type="float" office:value="0.03125" calcext:value-type="float">
            <text:p>0,03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11] + (1 - [$'Exponential Smoothing'.$E$4]) * [$'Exponential Smoothing'.$E$13]" office:value-type="float" office:value="0.0078125" calcext:value-type="float">
            <text:p>0,0078125</text:p>
          </table:table-cell>
          <table:table-cell table:formula="of:=[$'Exponential Smoothing'.$E$4] * [$'Exponential Smoothing'.$C$11] + (1 - [$'Exponential Smoothing'.$E$4]) * [$'Exponential Smoothing'.$F$13]" office:value-type="float" office:value="0.015625" calcext:value-type="float">
            <text:p>0,0156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12] + (1 - [$'Exponential Smoothing'.$E$4]) * [$'Exponential Smoothing'.$E$14]" office:value-type="float" office:value="0.00390625" calcext:value-type="float">
            <text:p>0,00390625</text:p>
          </table:table-cell>
          <table:table-cell table:formula="of:=[$'Exponential Smoothing'.$E$4] * [$'Exponential Smoothing'.$C$12] + (1 - [$'Exponential Smoothing'.$E$4]) * [$'Exponential Smoothing'.$F$14]" office:value-type="float" office:value="0.0078125" calcext:value-type="float">
            <text:p>0,0078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13] + (1 - [$'Exponential Smoothing'.$E$4]) * [$'Exponential Smoothing'.$E$15]" office:value-type="float" office:value="0.001953125" calcext:value-type="float">
            <text:p>0,001953125</text:p>
          </table:table-cell>
          <table:table-cell table:formula="of:=[$'Exponential Smoothing'.$E$4] * [$'Exponential Smoothing'.$C$13] + (1 - [$'Exponential Smoothing'.$E$4]) * [$'Exponential Smoothing'.$F$15]" office:value-type="float" office:value="0.00390625" calcext:value-type="float">
            <text:p>0,00390625</text:p>
          </table:table-cell>
        </table:table-row>
        <table:table-row table:style-name="ro2">
          <table:table-cell/>
          <table:table-cell table:style-name="ce63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/>
          <table:table-cell table:formula="of:=[$'Exponential Smoothing'.$E$4] * [$'Exponential Smoothing'.$B$14] + (1 - [$'Exponential Smoothing'.$E$4]) * [$'Exponential Smoothing'.$E$16]" office:value-type="float" office:value="0.0009765625" calcext:value-type="float">
            <text:p>0,0009765625</text:p>
          </table:table-cell>
          <table:table-cell table:formula="of:=[$'Exponential Smoothing'.$E$4] * [$'Exponential Smoothing'.$C$14] + (1 - [$'Exponential Smoothing'.$E$4]) * [$'Exponential Smoothing'.$F$16]" office:value-type="float" office:value="0.001953125" calcext:value-type="float">
            <text:p>0,0019531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5] + (1 - [$'Exponential Smoothing'.$E$4]) * [$'Exponential Smoothing'.$E$17]" office:value-type="float" office:value="0.00048828125" calcext:value-type="float">
            <text:p>0,00048828125</text:p>
          </table:table-cell>
          <table:table-cell table:formula="of:=[$'Exponential Smoothing'.$E$4] * [$'Exponential Smoothing'.$C$15] + (1 - [$'Exponential Smoothing'.$E$4]) * [$'Exponential Smoothing'.$F$17]" office:value-type="float" office:value="0.0009765625" calcext:value-type="float">
            <text:p>0,00097656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6] + (1 - [$'Exponential Smoothing'.$E$4]) * [$'Exponential Smoothing'.$E$18]" office:value-type="float" office:value="0.000244140625" calcext:value-type="float">
            <text:p>0,000244140625</text:p>
          </table:table-cell>
          <table:table-cell table:formula="of:=[$'Exponential Smoothing'.$E$4] * [$'Exponential Smoothing'.$C$16] + (1 - [$'Exponential Smoothing'.$E$4]) * [$'Exponential Smoothing'.$F$18]" office:value-type="float" office:value="0.00048828125" calcext:value-type="float">
            <text:p>0,000488281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7] + (1 - [$'Exponential Smoothing'.$E$4]) * [$'Exponential Smoothing'.$E$19]" office:value-type="float" office:value="0.0001220703125" calcext:value-type="float">
            <text:p>0,0001220703125</text:p>
          </table:table-cell>
          <table:table-cell table:formula="of:=[$'Exponential Smoothing'.$E$4] * [$'Exponential Smoothing'.$C$17] + (1 - [$'Exponential Smoothing'.$E$4]) * [$'Exponential Smoothing'.$F$19]" office:value-type="float" office:value="0.000244140625" calcext:value-type="float">
            <text:p>0,000244140625</text:p>
          </table:table-cell>
        </table:table-row>
      </table:table>
      <table:table table:name="Moving Average" table:style-name="ta1">
        <table:table-column table:style-name="co1" table:default-cell-style-name="Default"/>
        <table:table-column table:style-name="co1" table:default-cell-style-name="ce61"/>
        <table:table-column table:style-name="co1" table:default-cell-style-name="ce64"/>
        <table:table-column table:style-name="co1" table:number-columns-repeated="3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60"/>
          <table:table-cell table:style-name="ce56"/>
          <table:table-cell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#N/A" office:value-type="string" office:string-value="" calcext:value-type="error">
            <text:p>#N/D</text:p>
          </table:table-cell>
          <table:table-cell table:formula="of:=#N/A" office:value-type="string" office:string-value="" calcext:value-type="error">
            <text:p>#N/D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4:.$B$5])" office:value-type="float" office:value="0.5" calcext:value-type="float">
            <text:p>0,5</text:p>
          </table:table-cell>
          <table:table-cell table:formula="of:=AVERAGE([$'Moving Average'.$C$4:.$C$5]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$'Moving Average'.$B$5:.$B$6])" office:value-type="float" office:value="0" calcext:value-type="float">
            <text:p>0</text:p>
          </table:table-cell>
          <table:table-cell table:formula="of:=AVERAGE([$'Moving Average'.$C$5:.$C$6])" office:value-type="float" office:value="0.5" calcext:value-type="float">
            <text:p>0,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6:.$B$7])" office:value-type="float" office:value="0" calcext:value-type="float">
            <text:p>0</text:p>
          </table:table-cell>
          <table:table-cell table:formula="of:=AVERAGE([$'Moving Average'.$C$6:.$C$7])" office:value-type="float" office:value="0.5" calcext:value-type="float">
            <text:p>0,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7:.$B$8])" office:value-type="float" office:value="0" calcext:value-type="float">
            <text:p>0</text:p>
          </table:table-cell>
          <table:table-cell table:formula="of:=AVERAGE([$'Moving Average'.$C$7:.$C$8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8:.$B$9])" office:value-type="float" office:value="0" calcext:value-type="float">
            <text:p>0</text:p>
          </table:table-cell>
          <table:table-cell table:formula="of:=AVERAGE([$'Moving Average'.$C$8:.$C$9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9:.$B$10])" office:value-type="float" office:value="0" calcext:value-type="float">
            <text:p>0</text:p>
          </table:table-cell>
          <table:table-cell table:formula="of:=AVERAGE([$'Moving Average'.$C$9:.$C$10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0:.$B$11])" office:value-type="float" office:value="0" calcext:value-type="float">
            <text:p>0</text:p>
          </table:table-cell>
          <table:table-cell table:formula="of:=AVERAGE([$'Moving Average'.$C$10:.$C$11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1:.$B$12])" office:value-type="float" office:value="0" calcext:value-type="float">
            <text:p>0</text:p>
          </table:table-cell>
          <table:table-cell table:formula="of:=AVERAGE([$'Moving Average'.$C$11:.$C$12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2:.$B$13])" office:value-type="float" office:value="0" calcext:value-type="float">
            <text:p>0</text:p>
          </table:table-cell>
          <table:table-cell table:formula="of:=AVERAGE([$'Moving Average'.$C$12:.$C$13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3:.$B$14])" office:value-type="float" office:value="0" calcext:value-type="float">
            <text:p>0</text:p>
          </table:table-cell>
          <table:table-cell table:formula="of:=AVERAGE([$'Moving Average'.$C$13:.$C$14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4:.$B$15])" office:value-type="float" office:value="0" calcext:value-type="float">
            <text:p>0</text:p>
          </table:table-cell>
          <table:table-cell table:formula="of:=AVERAGE([$'Moving Average'.$C$14:.$C$15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5:.$B$16])" office:value-type="float" office:value="0" calcext:value-type="float">
            <text:p>0</text:p>
          </table:table-cell>
          <table:table-cell table:formula="of:=AVERAGE([$'Moving Average'.$C$15:.$C$16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3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/>
          <table:table-cell table:formula="of:=AVERAGE([$'Moving Average'.$B$16:.$B$17])" office:value-type="float" office:value="0" calcext:value-type="float">
            <text:p>0</text:p>
          </table:table-cell>
          <table:table-cell table:formula="of:=AVERAGE([$'Moving Average'.$C$16:.$C$17])" office:value-type="float" office:value="0" calcext:value-type="float">
            <text:p>0</text:p>
          </table:table-cell>
        </table:table-row>
      </table:table>
      <table:table table:name="Paired t test" table:style-name="ta1">
        <table:table-column table:style-name="co1" table:default-cell-style-name="Default"/>
        <table:table-column table:style-name="co12" table:default-cell-style-name="ce79"/>
        <table:table-column table:style-name="co13" table:default-cell-style-name="ce83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Paired t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Mean</text:p>
          </table:table-cell>
          <table:table-cell table:formula="of:=AVERAGE([$'Paired t test'.$B$4:.$B$16])" office:value-type="float" office:value="16.9230769230769" calcext:value-type="float">
            <text:p>16,9230769230769</text:p>
          </table:table-cell>
          <table:table-cell table:formula="of:=AVERAGE([$'Paired t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Variance</text:p>
          </table:table-cell>
          <table:table-cell table:formula="of:=VAR([$'Paired t test'.$B$4:.$B$16])" office:value-type="float" office:value="125.076923076923" calcext:value-type="float">
            <text:p>125,076923076923</text:p>
          </table:table-cell>
          <table:table-cell table:formula="of:=VAR([$'Paired t test'.$C$4:.$C$16])" office:value-type="float" office:value="94.4358974358975" calcext:value-type="float">
            <text:p>94,4358974358975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Paired t test'.$B$4:.$B$16])" office:value-type="float" office:value="13" calcext:value-type="float">
            <text:p>13</text:p>
          </table:table-cell>
          <table:table-cell table:formula="of:=COUNT([$'Paired t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Pearson Correlation</text:p>
          </table:table-cell>
          <table:table-cell table:formula="of:=CORREL([$'Paired t test'.$B$4:.$B$16];[$'Paired t test'.$C$4:.$C$16])" office:value-type="float" office:value="-0.0617539771747536" calcext:value-type="float">
            <text:p>-0,0617539771747536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AVERAGE(IF(ISODD(IF(ISNUMBER([$'Paired t test'.$B$4:.$B$16]); 1; 0) * IF(ISNUMBER([$'Paired t test'.$C$4:.$C$16]); 1; 0)); [$'Paired t test'.$B$4:.$B$16] - [$'Paired t test'.$C$4:.$C$16]; &quot;NA&quot;))" office:value-type="float" office:value="-3.53846153846154" calcext:value-type="float">
            <text:p>-3,53846153846154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Variance of the Differences</text:p>
          </table:table-cell>
          <table:table-cell table:number-matrix-columns-spanned="1" table:number-matrix-rows-spanned="1" table:formula="of:=VAR(IF(ISODD(IF(ISNUMBER([$'Paired t test'.$B$4:.$B$16]); 1; 0) * IF(ISNUMBER([$'Paired t test'.$C$4:.$C$16]); 1; 0)); [$'Paired t test'.$B$4:.$B$16] - [$'Paired t test'.$C$4:.$C$16]; &quot;NA&quot;))" office:value-type="float" office:value="232.935897435897" calcext:value-type="float">
            <text:p>232,935897435897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df</text:p>
          </table:table-cell>
          <table:table-cell table:number-matrix-columns-spanned="1" table:number-matrix-rows-spanned="1" table:formula="of:=SUM(IF(ISNUMBER([$'Paired t test'.$B$4:.$B$16]); 1; 0) * IF(ISNUMBER([$'Paired t test'.$C$4:.$C$16]); 1; 0)) - 1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t Stat</text:p>
          </table:table-cell>
          <table:table-cell table:formula="of:=([$'Paired t test'.$F$11] - [$'Paired t test'.$F$5]) / ([$'Paired t test'.$F$12] / ( [$'Paired t test'.$F$13] + 1)) ^ 0.5" office:value-type="float" office:value="-0.835926213674071" calcext:value-type="float">
            <text:p>-0,835926213674071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P (T&lt;=t) one-tail</text:p>
          </table:table-cell>
          <table:table-cell table:formula="of:=LEGACY.TDIST(ABS([$'Paired t test'.$F$14]); [$'Paired t test'.$F$13]; 1)" office:value-type="float" office:value="0.209765144211229" calcext:value-type="float">
            <text:p>0,209765144211229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/>
          <table:table-cell office:value-type="string" calcext:value-type="string">
            <text:p>t Critical one-tail</text:p>
          </table:table-cell>
          <table:table-cell table:formula="of:=TINV(2*[$'Paired t test'.$F$4]; [$'Paired t test'.$F$13])" office:value-type="float" office:value="1.78228755564932" calcext:value-type="float">
            <text:p>1,78228755564932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P (T&lt;=t) two-tail</text:p>
          </table:table-cell>
          <table:table-cell table:formula="of:=LEGACY.TDIST(ABS([$'Paired t test'.$F$14]); [$'Paired t test'.$F$13]; 2)" office:value-type="float" office:value="0.419530288422458" calcext:value-type="float">
            <text:p>0,419530288422458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t Critical two-tail</text:p>
          </table:table-cell>
          <table:table-cell table:formula="of:=TINV([$'Paired t test'.$F$4]; [$'Paired t test'.$F$13])" office:value-type="float" office:value="2.17881282966723" calcext:value-type="float">
            <text:p>2,17881282966723</text:p>
          </table:table-cell>
          <table:table-cell/>
        </table:table-row>
      </table:table>
      <table:table table:name="F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F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Mean</text:p>
          </table:table-cell>
          <table:table-cell table:formula="of:=AVERAGE([$'F test'.$B$4:.$B$16])" office:value-type="float" office:value="16.9230769230769" calcext:value-type="float">
            <text:p>16,9230769230769</text:p>
          </table:table-cell>
          <table:table-cell table:formula="of:=AVERAGE([$'F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Variance</text:p>
          </table:table-cell>
          <table:table-cell table:formula="of:=VAR([$'F test'.$B$4:.$B$16])" office:value-type="float" office:value="125.076923076923" calcext:value-type="float">
            <text:p>125,076923076923</text:p>
          </table:table-cell>
          <table:table-cell table:formula="of:=VAR([$'F test'.$C$4:.$C$16])" office:value-type="float" office:value="94.4358974358975" calcext:value-type="float">
            <text:p>94,435897435897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F test'.$B$4:.$B$16])" office:value-type="float" office:value="13" calcext:value-type="float">
            <text:p>13</text:p>
          </table:table-cell>
          <table:table-cell table:formula="of:=COUNT([$'F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df</text:p>
          </table:table-cell>
          <table:table-cell table:formula="of:=[$'F test'.$F$8] - 1" office:value-type="float" office:value="12" calcext:value-type="float">
            <text:p>12</text:p>
          </table:table-cell>
          <table:table-cell table:formula="of:=[$'F test'.$G$8] - 1"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F</text:p>
          </table:table-cell>
          <table:table-cell table:formula="of:=[$'F test'.$F$7] / [$'F test'.$G$7]" office:value-type="float" office:value="1.32446375237578" calcext:value-type="float">
            <text:p>1,32446375237578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P (F&lt;=f) right-tail</text:p>
          </table:table-cell>
          <table:table-cell table:formula="of:=LEGACY.FDIST([$'F test'.$F$10]; [$'F test'.$F$9]; [$'F test'.$G$9])" office:value-type="float" office:value="0.31706141463941" calcext:value-type="float">
            <text:p>0,31706141463941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F Critical right-tail</text:p>
          </table:table-cell>
          <table:table-cell table:formula="of:=LEGACY.FINV([$'F test'.$F$4]; [$'F test'.$F$9]; [$'F test'.$G$9])" office:value-type="float" office:value="2.68663711249569" calcext:value-type="float">
            <text:p>2,68663711249569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P (F&lt;=f) left-tail</text:p>
          </table:table-cell>
          <table:table-cell table:formula="of:=1 - [$'F test'.$F$11]" office:value-type="float" office:value="0.68293858536059" calcext:value-type="float">
            <text:p>0,68293858536059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F Critical left-tail</text:p>
          </table:table-cell>
          <table:table-cell table:formula="of:=LEGACY.FINV(1-[$'F test'.$F$4]; [$'F test'.$F$9]; [$'F test'.$G$9])" office:value-type="float" office:value="0.372212531178457" calcext:value-type="float">
            <text:p>0,372212531178457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P two-tail</text:p>
          </table:table-cell>
          <table:table-cell table:formula="of:=2*MIN([$'F test'.$F$11]; [$'F test'.$F$13])" office:value-type="float" office:value="0.63412282927882" calcext:value-type="float">
            <text:p>0,63412282927882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/>
          <table:table-cell office:value-type="string" calcext:value-type="string">
            <text:p>F Critical two-tail</text:p>
          </table:table-cell>
          <table:table-cell table:formula="of:=LEGACY.FINV(1-([$'F test'.$F$4]/2); [$'F test'.$F$9]; [$'F test'.$G$9])" office:value-type="float" office:value="0.305131354874011" calcext:value-type="float">
            <text:p>0,305131354874011</text:p>
          </table:table-cell>
          <table:table-cell table:formula="of:=LEGACY.FINV([$'F test'.$F$4]/2; [$'F test'.$F$9]; [$'F test'.$G$9])" office:value-type="float" office:value="3.2772770940335" calcext:value-type="float">
            <text:p>3,2772770940335</text:p>
          </table:table-cell>
        </table:table-row>
      </table:table>
      <table:table table:name="Z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z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Known Varia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Mean</text:p>
          </table:table-cell>
          <table:table-cell table:formula="of:=AVERAGE([$'Z test'.$B$4:.$B$16])" office:value-type="float" office:value="16.9230769230769" calcext:value-type="float">
            <text:p>16,9230769230769</text:p>
          </table:table-cell>
          <table:table-cell table:formula="of:=AVERAGE([$'Z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Z test'.$B$4:.$B$16])" office:value-type="float" office:value="13" calcext:value-type="float">
            <text:p>13</text:p>
          </table:table-cell>
          <table:table-cell table:formula="of:=COUNT([$'Z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[$'Z test'.$F$8] - [$'Z test'.$G$8]" office:value-type="float" office:value="-3.53846153846154" calcext:value-type="float">
            <text:p>-3,53846153846154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z</text:p>
          </table:table-cell>
          <table:table-cell table:formula="of:=([$'Z test'.$F$10] - [$'Z test'.$F$5]) / SQRT( [$'Z test'.$F$7] / [$'Z test'.$F$9] + [$'Z test'.$G$7] / [$'Z test'.$G$9] 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P (Z&lt;=z) one-tail</text:p>
          </table:table-cell>
          <table:table-cell table:formula="of:=1 - LEGACY.NORMSDIST(ABS([$'Z test'.$F$11])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z Critical one-tail</text:p>
          </table:table-cell>
          <table:table-cell table:formula="of:=-LEGACY.NORMSINV([$'Z test'.$F$4])" office:value-type="float" office:value="1.64485362695147" calcext:value-type="float">
            <text:p>1,64485362695147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P (Z&lt;=z) two-tail</text:p>
          </table:table-cell>
          <table:table-cell table:formula="of:=2 * LEGACY.NORMSDIST(-ABS([$'Z test'.$F$11])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z Critical two-tail</text:p>
          </table:table-cell>
          <table:table-cell table:formula="of:=-LEGACY.NORMSINV([$'Z test'.$F$4]/2)" office:value-type="float" office:value="1.95996398454005" calcext:value-type="float">
            <text:p>1,95996398454005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 table:number-columns-repeated="4"/>
        </table:table-row>
      </table:table>
      <table:table table:name="Chi Square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Test of Independence (Chi-Square)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df</text:p>
          </table:table-cell>
          <table:table-cell table:formula="of:=(COLUMNS([$'Chi Square test'.$B$4:.$C$16]) - 1) * (ROWS([$'Chi Square test'.$B$4:.$C$16]) - 1)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P-value</text:p>
          </table:table-cell>
          <table:table-cell table:formula="of:=LEGACY.CHITEST([$'Chi Square test'.$B$4:.$C$16]; MMULT(MMULT([$'Chi Square test'.$B$4:.$C$16];TRANSPOSE(IF(COLUMN([$'Chi Square test'.$B$4:.$C$16]))));MMULT(TRANSPOSE(IF(ROW([$'Chi Square test'.$B$4:.$C$16])));[$'Chi Square test'.$B$4:.$C$16])) / SUM([$'Chi Square test'.$B$4:.$C$16]))" office:value-type="float" office:value="0.0000000000000232567054678584" calcext:value-type="float">
            <text:p>2,32567054678584E-14</text:p>
          </table:table-cell>
          <table:table-cell/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Test Statistic</text:p>
          </table:table-cell>
          <table:table-cell table:formula="of:=LEGACY.CHIINV([$'Chi Square test'.$F$6]; [$'Chi Square test'.$F$5])" office:value-type="float" office:value="91.6870055841728" calcext:value-type="float">
            <text:p>91,6870055841728</text:p>
          </table:table-cell>
          <table:table-cell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Critical Value</text:p>
          </table:table-cell>
          <table:table-cell table:formula="of:=LEGACY.CHIINV([$'Chi Square test'.$F$4]; [$'Chi Square test'.$F$5])" office:value-type="float" office:value="21.0260698174831" calcext:value-type="float">
            <text:p>21,0260698174831</text:p>
          </table:table-cell>
          <table:table-cell/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5">00/00/0000</text:date>, <text:time style:data-style-name="N2" text:time-value="10:29:22.09606602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Olivier Hallot</meta:initial-creator>
    <meta:creation-date>2024-03-03T08:11:52.296308022</meta:creation-date>
    <dc:date>2025-05-25T10:29:33.587726695</dc:date>
    <meta:editing-duration>PT9H51M40S</meta:editing-duration>
    <meta:editing-cycles>18</meta:editing-cycles>
    <meta:generator>LibreOffice/25.2.3.2$Linux_X86_64 LibreOffice_project/520$Build-2</meta:generator>
    <meta:document-statistic meta:table-count="11" meta:cell-count="751" meta:object-count="0"/>
  </office:meta>
</office:document-meta>
</file>